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7728" calcext:value-type="float">
            <text:p>98.4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1608" calcext:value-type="float">
            <text:p>98.9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2376" calcext:value-type="float">
            <text:p>92.1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0312" calcext:value-type="float">
            <text:p>87.8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4448" calcext:value-type="float">
            <text:p>91.2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8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368" calcext:value-type="float">
            <text:p>80.6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8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8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8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8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7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7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7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7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6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6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6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6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6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6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5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5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48901</text:p>
          </table:table-cell>
          <table:table-cell office:value-type="string" calcext:value-type="string">
            <text:p>195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